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style:text-line-through-style="solid" style:text-line-through-type="single" fo:background-color="transparent"/>
    </style:style>
    <style:style style:name="P3" style:family="paragraph" style:parent-style-name="Text_20_body">
      <style:text-properties style:text-line-through-style="solid" style:text-line-through-type="single" officeooo:paragraph-rsid="0046efdb" fo:background-color="transparent"/>
    </style:style>
    <style:style style:name="P4" style:family="paragraph" style:parent-style-name="Text_20_body">
      <style:text-properties officeooo:paragraph-rsid="002dbb9d"/>
    </style:style>
    <style:style style:name="P5" style:family="paragraph" style:parent-style-name="Text_20_body">
      <style:text-properties fo:background-color="transparent"/>
    </style:style>
    <style:style style:name="P6" style:family="paragraph" style:parent-style-name="Text_20_body">
      <style:text-properties fo:color="#009900" fo:background-color="transparent"/>
    </style:style>
    <style:style style:name="P7" style:family="paragraph" style:parent-style-name="Text_20_body">
      <style:text-properties fo:color="#009900" officeooo:rsid="003a3960" officeooo:paragraph-rsid="003a3960" fo:background-color="transparent"/>
    </style:style>
    <style:style style:name="P8" style:family="paragraph" style:parent-style-name="Text_20_body">
      <style:text-properties fo:color="#009900" officeooo:rsid="003dd660" officeooo:paragraph-rsid="003dd660" fo:background-color="transparent"/>
    </style:style>
    <style:style style:name="P9" style:family="paragraph" style:parent-style-name="Text_20_body">
      <style:text-properties fo:color="#009900" officeooo:rsid="003ecbf3" officeooo:paragraph-rsid="003ecbf3" fo:background-color="transparent"/>
    </style:style>
    <style:style style:name="P10" style:family="paragraph" style:parent-style-name="Text_20_body">
      <style:text-properties fo:color="#009900" officeooo:rsid="0040674a" officeooo:paragraph-rsid="0040674a" fo:background-color="transparent"/>
    </style:style>
    <style:style style:name="P11" style:family="paragraph" style:parent-style-name="Text_20_body">
      <style:text-properties fo:color="#009900" officeooo:paragraph-rsid="0046efdb" fo:background-color="transparent"/>
    </style:style>
    <style:style style:name="P12" style:family="paragraph" style:parent-style-name="Text_20_body">
      <style:text-properties fo:color="#009900" officeooo:rsid="0051e2bb" officeooo:paragraph-rsid="0051e2bb" fo:background-color="transparent"/>
    </style:style>
    <style:style style:name="P13" style:family="paragraph" style:parent-style-name="Text_20_body">
      <style:text-properties style:text-line-through-style="solid" style:text-line-through-type="single" fo:background-color="transparent"/>
    </style:style>
    <style:style style:name="T1" style:family="text">
      <style:text-properties fo:color="#00a933" officeooo:rsid="001bd1cf"/>
    </style:style>
    <style:style style:name="T2" style:family="text">
      <style:text-properties fo:color="#009900"/>
    </style:style>
    <style:style style:name="T3" style:family="text">
      <style:text-properties fo:color="#009900" officeooo:rsid="0028629e"/>
    </style:style>
    <style:style style:name="T4" style:family="text">
      <style:text-properties fo:color="#009900" officeooo:rsid="002bd6a6"/>
    </style:style>
    <style:style style:name="T5" style:family="text">
      <style:text-properties fo:color="#009900" officeooo:rsid="002dbb9d"/>
    </style:style>
    <style:style style:name="T6" style:family="text">
      <style:text-properties fo:color="#009900" officeooo:rsid="002f031e"/>
    </style:style>
    <style:style style:name="T7" style:family="text">
      <style:text-properties fo:color="#009900" officeooo:rsid="004dcb2e"/>
    </style:style>
    <style:style style:name="T8" style:family="text">
      <style:text-properties officeooo:rsid="003c049d"/>
    </style:style>
    <style:style style:name="T9" style:family="text">
      <style:text-properties officeooo:rsid="0046efdb"/>
    </style:style>
    <style:style style:name="T10" style:family="text">
      <style:text-properties style:text-line-through-style="solid" style:text-line-through-type="single"/>
    </style:style>
    <style:style style:name="T11" style:family="text">
      <style:text-properties officeooo:rsid="004fc6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P2">Line 29: is “suddenness” of particle emission the right word here? (I admit I don’t quite know what you mean here… do you mean something like the difference between an instantaneous hadronization and a more mixed scenario?)</text:p>
      <text:p text:style-name="P12">I mean that we can gain insight into the time period over which particles are emitted.</text:p>
      <text:p text:style-name="P6">“<text:span text:style-name="T11">suddenness of particle emission” → “duration of particle emission”</text:span></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1">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P1">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P1">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P1">Line 139: “smallest DCA to the primary vertex” -&gt; why would that be the case? Naively I would perhaps even expect that you might prefer the V0 with the smallest DCA between daughters… Just curious.</text:p>
      <text:p text:style-name="P4"><text:soft-page-break/><text:tab/><text:span text:style-name="T3">This is how to default cut is setup in the AliFemtoV0SharedDaughterCut class. <text:s/>A slightly more sophisticated procedure was used for the K0s selection in the “One-dimensional pion, kaon, and proton femtoscopy in Pb-Pb collisions at 2.76 TeV” publication (</text:span><text:a xlink:type="simple" xlink:href="https://arxiv.org/abs/1506.07884v2" text:style-name="Internet_20_link" text:visited-style-name="Visited_20_Internet_20_Link">https://arxiv.org/abs/1506.07884v2</text:a><text:span text:style-name="T3">). <text:s/>For that procedure, the K0s DCA to primary vertex, daughter-daughter DCA, and reconstructed K0s mass were all used as discriminators. <text:s/>The success rate for using any of these three discriminators individually was found to be 90% for the K0s DCA to primary vertex, 83% for the daughter-daughter DCA, and 78% for the invariant mass. <text:s/>The success rate for using all three together was 95% </text:span><text:span text:style-name="T4">(see </text:span><text:a xlink:type="simple" xlink:href="https://cds.cern.ch/record/2677618?ln=en" text:style-name="Internet_20_link" text:visited-style-name="Visited_20_Internet_20_Link">https://cds.cern.ch/record/2677618?ln=en</text:a><text:span text:style-name="T4">)</text:span><text:span text:style-name="T3">. <text:s/></text:span></text:p>
      <text:p text:style-name="P4"><text:span text:style-name="T3">The occurrence of shared daughters within </text:span><text:span text:style-name="T5">a</text:span><text:span text:style-name="T3"> V0 collection for a </text:span><text:span text:style-name="T6">given</text:span><text:span text:style-name="T3"> event happens infrequently enough to justify using the </text:span><text:span text:style-name="T6">V0</text:span><text:span text:style-name="T3"> DCA to primary vertex to simplify the procedure, while only losing 5% of the success rate.</text:span></text:p>
      <text:p text:style-name="P1">Figure 1: Add ticks (SetTIcks(1,1)), remove legend box</text:p>
      <text:p text:style-name="P1">Line 212: “The weight factor, \rho_{s}” -&gt; add another comma after \rho_{s} (or remove both commas)</text:p>
      <text:p text:style-name="P2">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P7">OK. <text:s/>To be completely correct, I would have to state “strong, weak, and electromagnetic decays”, which is a mouthful. <text:s/>Therefore, I have everywhere replace<text:span text:style-name="T8">d</text:span> “resonances”, “resonance decays”, etc. with “particle decays”</text:p>
      <text:p text:style-name="P1">Line 228: “The finally measured” -&gt; “The measured correlation function”</text:p>
      <text:p text:style-name="P2">Line 229: “resonances and impurities” -&gt; “resonances, weak decays and impurities”</text:p>
      <text:p text:style-name="P8">“resonances and impurities” → “particle decays and impurities”</text:p>
      <text:p text:style-name="P1">Line 254: “when modeling XiK the system” -&gt; should this be “when modeling the XiK system with a …” ?</text:p>
      <text:p text:style-name="P2">Line 271: Here you again call particles like a Xi a resonance, I suppose, but this isn’t what we do in other papers and may need some adjusting.</text:p>
      <text:p text:style-name="P9">“large number of resonances” → “large number of particle species”</text:p>
      <text:p text:style-name="P2">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P10">Thank you for the suggestion.</text:p>
      <text:p text:style-name="P13">Line 313: “The behavior (…) is needed” -&gt; okay, but needed for what? Add “to describe” or similar</text:p>
      <text:p text:style-name="P5"><text:soft-page-break/><text:span text:style-name="T10">Line 345: “unique from each other” -&gt; probably you mean “distinct, analysis-dependent scattering parameters” or so?</text:span><text:line-break/><text:span text:style-name="T2">“</text:span><text:span text:style-name="T7">scattering parameters unique from each other” → “unique scattering parameters which are allowed to differ from each other”</text:span></text:p>
      <text:p text:style-name="P3">Line 351: the OmegaMinus isn’t what we usually call a resonance</text:p>
      <text:p text:style-name="P11">“<text:span text:style-name="T9">bump caused by the OmegaMinus resonance” → “bump caused by the OmegaMinus decay”</text:span></text:p>
      <text:p text:style-name="P1">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P1">Line 371: “Note, in each case, the” -&gt; “Note that, in each case, the…”</text:p>
      <text:p text:style-name="P1">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P13">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20-02-24T18:29:47.625044446</dc:date>
    <meta:editing-duration>PT2H8M44S</meta:editing-duration>
    <meta:editing-cycles>35</meta:editing-cycles>
    <meta:generator>LibreOffice/5.1.6.2$Linux_X86_64 LibreOffice_project/10m0$Build-2</meta:generator>
    <meta:document-statistic meta:table-count="0" meta:image-count="0" meta:object-count="0" meta:page-count="3" meta:paragraph-count="42" meta:word-count="1046" meta:character-count="6326" meta:non-whitespace-character-count="5312"/>
  </office:meta>
</office:document-meta>
</file>